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E9000007084C0BF2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h text:style-name="Heading_20_2" text:outline-level="2">Use Case Diagrams</text:h>
      <text:p text:style-name="Text_20_body"><draw:frame draw:style-name="fr1" draw:name="Frame1" text:anchor-type="paragraph" svg:width="6.75in" draw:z-index="0"><draw:text-box fo:min-height="6in"><text:p text:style-name="Diagram"><draw:frame draw:style-name="fr2" draw:name="graphics1" text:anchor-type="paragraph" svg:width="6.75in" svg:height="6in" style:rel-height="scale" draw:z-index="1"><draw:image xlink:href="Pictures/10000000000007E9000007084C0BF2A7.png" xlink:type="simple" xlink:show="embed" xlink:actuate="onLoad"/></draw:frame>Diagram <text:sequence text:ref-name="refDiagram0" text:name="Diagram" text:formula="ooow:Diagram+1" style:num-format="1">1</text:sequence>: Creating and Updating Transaction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agram" style:family="paragraph" style:parent-style-name="Caption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16T07:07:48.42</meta:creation-date>
    <meta:generator>OpenOffice/4.1.1$Win32 OpenOffice.org_project/411m6$Build-9775</meta:generator>
    <dc:date>2014-11-16T07:52:16.26</dc:date>
    <meta:editing-duration>PT22M13S</meta:editing-duration>
    <meta:editing-cycles>6</meta:editing-cycles>
    <meta:document-statistic meta:table-count="0" meta:image-count="1" meta:object-count="0" meta:page-count="1" meta:paragraph-count="2" meta:word-count="9" meta:character-count="62"/>
  </office:meta>
</office:document-meta>
</file>